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423cm" fo:orphans="0" fo:widows="0" style:writing-mode="lr-tb"/>
    </style:style>
    <style:style style:name="P2" style:family="paragraph" style:parent-style-name="Heading_20_3">
      <style:paragraph-properties fo:orphans="0" fo:widows="0" style:writing-mode="lr-tb"/>
      <style:text-properties style:use-window-font-color="true" style:font-name="Times New Roman"/>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8">
      <style:paragraph-properties fo:orphans="0" fo:widows="0" style:writing-mode="lr-tb"/>
      <style:text-properties style:use-window-font-color="true" style:font-name="Times New Roman"/>
    </style:style>
    <style:style style:name="P14" style:family="paragraph" style:parent-style-name="Text_20_body" style:list-style-name="L8">
      <style:paragraph-properties fo:orphans="0" fo:widows="0" style:writing-mode="lr-tb"/>
    </style:style>
    <style:style style:name="P15" style:family="paragraph" style:parent-style-name="Heading_20_1" style:master-page-name="Standard">
      <style:paragraph-properties fo:margin-top="0cm" fo:margin-bottom="0cm" fo:orphans="2" fo:widows="2" style:page-number="auto"/>
    </style:style>
    <style:style style:name="P16"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16.509cm" svg:height="0.343cm" svg:x="-5.715cm" svg:y="0cm">
        <draw:image xlink:href="Pictures/20000007000025F9000000C9F0140E06.wmf" xlink:type="simple" xlink:show="embed" xlink:actuate="onLoad">
          <text:p/>
        </draw:image>
      </draw:frame>
      <draw:frame text:anchor-type="page" text:anchor-page-number="1" draw:z-index="1" draw:name="Picture 67"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2" draw:name="Picture 68"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3" draw:name="Picture 69"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4" draw:name="Picture 70"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5" draw:name="Picture 71"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6" draw:name="Picture 72"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7" draw:name="Picture 73"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8" draw:name="Picture 74"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9" draw:name="Picture 75"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10" draw:name="Picture 76"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11" draw:name="Picture 77"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12" draw:name="Picture 78" draw:style-name="gr2" draw:text-style-name="P16" svg:width="7.09cm" svg:height="0.343cm" svg:x="-5.715cm" svg:y="0cm">
        <draw:image xlink:href="Pictures/2000000700000FB5000000C94FDA4EAC.wmf" xlink:type="simple" xlink:show="embed" xlink:actuate="onLoad">
          <text:p/>
        </draw:image>
      </draw:frame>
      <draw:frame text:anchor-type="page" text:anchor-page-number="1" draw:z-index="13" draw:name="Picture 79" draw:style-name="gr2" draw:text-style-name="P16" svg:width="7.09cm" svg:height="0.343cm" svg:x="-5.715cm" svg:y="0cm">
        <draw:image xlink:href="Pictures/2000000700000FB5000000C94FDA4EAC.wmf" xlink:type="simple" xlink:show="embed" xlink:actuate="onLoad">
          <text:p/>
        </draw:image>
      </draw:frame>
      <text:h text:style-name="P15"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 text:style-name="Internet_20_link" text:visited-style-name="Visited_20_Internet_20_Link">http://www.openoffice.org/download/</text:a><text:span text:style-name="T2"> and then download and install the Template Changer extension </text:span><text:a xlink:type="simple" xlink:href="http://extensions.services.openoffice.org/project/templatechanger" text:style-name="Internet_20_link" text:visited-style-name="Visited_20_Internet_20_Link">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 text:style-name="Internet_20_link" text:visited-style-name="Visited_20_Internet_20_Link">http://db.apache.org/jdo/svn.html</text:a> for more information).</text:p>
      <text:h text:style-name="Heading_20_2" text:outline-level="2">Editing</text:h>
      <text:p text:style-name="Text_20_body">When editing the specification, record changes so it is easy for others to find the changes you have made. "Edit" "Changes" "Record". When we are ready to publish, we will go through the document and accept all changes.</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6975121539143405785" text:style-name="L1">
        <text:list-item>
          <text:p text:style-name="P3">Navigate to sub-documents and open them.</text:p>
        </text:list-item>
        <text:list-item>
          <text:p text:style-name="P3">Edit front matter and back matter.</text:p>
        </text:list-item>
        <text:list-item>
          <text:p text:style-name="P3">Edit header and footer content</text:p>
        </text:list-item>
        <text:list-item>
          <text:p text:style-name="P3">Regenerate the table of contents and index.</text:p>
        </text:list-item>
        <text:list-item>
          <text:p text:style-name="P3">Generate PDF output.</text:p>
        </text:list-item>
        <text:list-item>
          <text:p text:style-name="P3">Print the specification.</text:p>
        </text:list-item>
      </text:list>
      <text:p text:style-name="Text_20_body">See <text:a xlink:type="simple" xlink:href="http://www.openoffice.org/documentation/manuals/oooauthors/MasterDocs.pdf" text:style-name="Internet_20_link" text:visited-style-name="Visited_20_Internet_20_Link">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ext:soft-page-break/>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Assertions</text:h>
      <text:p text:style-name="Text_20_body">Testable assertions in the specification are numbered by chapter, section, and sequential identifier and bracketed in the text. The markers are assigned the Assertion character format, which makes them hidden, or blue when visible. Use the paragraph icon on the tool bar to toggle between hide and unhide. To add and mark assertion markers:</text:p>
      <text:list xml:id="list7146636665769592168" text:style-name="L2">
        <text:list-item>
          <text:p text:style-name="P4">Display the style window using the top menu Format → Styles and Formatting.</text:p>
        </text:list-item>
        <text:list-item>
          <text:p text:style-name="P4">Click the character styles icon (capital A) to display the available character styles.</text:p>
        </text:list-item>
        <text:list-item>
          <text:p text:style-name="P4">Enter the marker text, e.g. A23.5.1[ <text:span text:style-name="T6">specification text...</text:span> ].</text:p>
        </text:list-item>
        <text:list-item>
          <text:p text:style-name="P4">Select or multi-select marker text and double-click Assertion in the style window.</text:p>
        </text:list-item>
      </text:list>
      <text:h text:style-name="Heading_20_2" text:outline-level="2">Index Entries</text:h>
      <text:p text:style-name="Text_20_body">New specification content may require new index entries. To add an index entry to a chapter:</text:p>
      <text:list xml:id="list5252707020007471034" text:style-name="L3">
        <text:list-item>
          <text:p text:style-name="P5">Select the text that you wish to make an index entry for.</text:p>
        </text:list-item>
        <text:list-item>
          <text:p text:style-name="P5">From the Insert menu, select Indexes and Tables / Entries...</text:p>
        </text:list-item>
        <text:list-item>
          <text:p text:style-name="P5">On the Insert Index Entry dialog, make the following selections:</text:p>
        </text:list-item>
      </text:list>
      <text:list xml:id="list2030945698817754830" text:style-name="L4">
        <text:list-item>
          <text:p text:style-name="P6">From the Index combo box , select Alphabetical Index.</text:p>
        </text:list-item>
        <text:list-item>
          <text:p text:style-name="P6">Leave 1<text:span text:style-name="T7">st</text:span> key empty.</text:p>
        </text:list-item>
        <text:list-item>
          <text:p text:style-name="P6">Check Main entry</text:p>
        </text:list-item>
        <text:list-item>
          <text:p text:style-name="P6">Check Apply to all similar texts.</text:p>
        </text:list-item>
        <text:list-item>
          <text:p text:style-name="P6">Check Whole words only</text:p>
        </text:list-item>
      </text:list>
      <text:list xml:id="list4056681529720996959" text:style-name="L5">
        <text:list-item>
          <text:p text:style-name="P7">Your selected text appears in the Entry text box. Click Insert to insert index entries.</text:p>
        </text:list-item>
      </text:list>
      <text:p text:style-name="Text_20_body">To make additional entries in the same chapter:</text:p>
      <text:list xml:id="list5047686352477419779" text:style-name="L6">
        <text:list-item>
          <text:p text:style-name="P8">Select the next entry text.</text:p>
        </text:list-item>
        <text:list-item>
          <text:p text:style-name="P8">Click in the Entry text box. Your selected text will appear in the box.</text:p>
        </text:list-item>
        <text:list-item>
          <text:p text:style-name="P8"><text:s/>Click Insert. </text:p>
        </text:list-item>
      </text:list>
      <text:h text:style-name="Heading_20_2" text:outline-level="2">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text:soft-page-break/>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5052325527790915640" text:style-name="L7">
        <text:list-item>
          <text:p text:style-name="P9"><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9">Modify the template as desired.</text:p>
        </text:list-item>
        <text:list-item>
          <text:p text:style-name="P9">To save changes, choose File &gt; Save or click the save icon, as with an ordinary document.</text:p>
        </text:list-item>
        <text:list-item>
          <text:p text:style-name="P9"><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2" text:outline-level="3"><text:bookmark-start text:name="__RefHeading__40385_1294777227"/>Applying changes in the template<text:bookmark-end text:name="__RefHeading__40385_1294777227"/></text:h>
      <text:list xml:id="list7458853403106066842" text:style-name="L8">
        <text:list-item>
          <text:p text:style-name="P13">Close the master file and all spec document files.</text:p>
        </text:list-item>
        <text:list-item>
          <text:p text:style-name="P13">From OpenOffice Writer, choose File &gt; Templates &gt; Assign template (folder).</text:p>
        </text:list-item>
        <text:list-item>
          <text:p text:style-name="P13">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14"><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13">Click OK.</text:p>
        </text:list-item>
      </text:list>
      <text:h text:style-name="Heading_20_3" text:outline-level="3">Creating a new chapter or appendix document</text:h>
      <text:list xml:id="list4763221857719197764" text:style-name="L9">
        <text:list-item>
          <text:p text:style-name="P10">Choose File &gt; New &gt; Templates and Documents.</text:p>
        </text:list-item>
        <text:list-item>
          <text:p text:style-name="P10">In the box on the left, click the Templates icon if it is not already selected.</text:p>
        </text:list-item>
        <text:list-item>
          <text:p text:style-name="P10">Double-click My Templates and select JDO_spec.ott. Alternatively, you may double-click JDO_spec.ott in your file explorer. A new document based on the JDO specification template opens and you may begin editing.</text:p>
        </text:list-item>
      </text:list>
      <text:p text:style-name="Text_20_body"/>
      <text:p text:style-name="Text_20_body">To add the new chapter to the master document:</text:p>
      <text:list xml:id="list3007904684207177462" text:style-name="L10">
        <text:list-item>
          <text:p text:style-name="P11">Open the master document and select the chapter below the location where you want to add the new chapter.</text:p>
        </text:list-item>
        <text:list-item>
          <text:p text:style-name="P11">Right-click and select Insert &gt; File.</text:p>
        </text:list-item>
        <text:list-item>
          <text:p text:style-name="P11">In the File chooser dialog, select the new chapter and click OK.</text:p>
        </text:list-item>
      </text:list>
      <text:p text:style-name="Text_20_body">See <text:a xlink:type="simple" xlink:href="http://www.openoffice.org/documentation/manuals/oooauthors/working_with_templates.pdf" text:style-name="Internet_20_link" text:visited-style-name="Visited_20_Internet_20_Link">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ext:soft-page-break/>than having to copy it into the OpenOffice standard template directory..</text:p>
      <text:h text:style-name="Heading_20_2" text:outline-level="2">Publication as PDF</text:h>
      <text:list xml:id="list1116432091002000145" text:style-name="L11">
        <text:list-item>
          <text:p text:style-name="P12">Open JDO_master.odm.</text:p>
        </text:list-item>
        <text:list-item>
          <text:p text:style-name="P12">Choose File &gt; Export as PDF</text:p>
        </text:list-item>
        <text:list-item>
          <text:p text:style-name="P12">On the Initial View tab, select Bookmarks and page panes.</text:p>
        </text:list-item>
        <text:list-item>
          <text:p text:style-name="P12">On the User Interface tab Bookmarks section, select visible bookmark levels and choose 1 level.</text:p>
        </text:list-item>
      </text:list>
      <text:p text:style-name="Text_20_body">Click Export and enter a name for the pdf document.</text:p>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Auto-lettering of Appendix headings</text:h>
      <text:p text:style-name="Text_20_body">In order to get Appendices to use letters for numbering and to get the heading auto-numbering to work properly, we use different heading styles in the appendices. The following briefly describes the procedure that was used to set up the appendix headings.</text:p>
      <text:p text:style-name="Text_20_body">Define a numbering style called Appendix Numbering that configures the numbering for all levels of headings in the appendices. The top level uses "A, B, C, ..." and the sub levels use "1, 2, 3, ..." to give sub-heading numbers like A.1.1. Use the Position and Options tabs to configure this style.</text:p>
      <text:p text:style-name="Text_20_body">For the appendix, define a specific paragraph style for each level of heading: Appendix Heading1, Appendix Heading 2, and Appendix Heading 3. Configure the heading styles to use the custom numbering style we defined above. Each separate heading style will point to the same numbering style. </text:p>
      <text:p text:style-name="Text_20_body"><text:s/>To get Appendix headings to appear in the TOC, right click the TOC and select Edit. On the Index/Table tab, Check Additional Styles under Create from. Click the ellipsis box to select the appendix heading styles and use the arrows to align them with the correct outline level.</text:p>
      <text:h text:style-name="Heading_20_2" text:outline-level="2">References</text:h>
      <text:p text:style-name="Text_20_body">Excellent documentation for OpenOffice is available at <text:a xlink:type="simple" xlink:href="http://www.openoffice.org/documentation/manuals/oooauthors/" text:style-name="Internet_20_link" text:visited-style-name="Visited_20_Internet_20_Link">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4</meta:editing-cycles>
    <meta:creation-date>2012-06-30T08:35:19.54</meta:creation-date>
    <meta:editing-duration>PT3H49M4S</meta:editing-duration>
    <meta:generator>OpenOffice/4.1.3$Unix OpenOffice.org_project/413m1$Build-9783</meta:generator>
    <dc:title>JDO_spec.ott</dc:title>
    <dc:date>2016-11-25T18:34:39</dc:date>
    <meta:document-statistic meta:table-count="0" meta:image-count="0" meta:object-count="0" meta:page-count="4" meta:paragraph-count="77" meta:word-count="1364" meta:character-count="8468"/>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